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style:font-name="Liberation Sans" fo:font-size="14.1000003814697pt" fo:font-weight="bold" officeooo:rsid="0021afdb" officeooo:paragraph-rsid="0021afdb" style:font-name-asian="Noto Sans CJK SC" style:font-size-asian="14.1000003814697pt" style:font-weight-asian="bold" style:font-name-complex="Lohit Devanagari" style:font-size-complex="14.1000003814697pt" style:font-weight-complex="bold"/>
    </style:style>
    <style:style style:name="P2" style:family="paragraph" style:parent-style-name="Standard">
      <style:text-properties officeooo:paragraph-rsid="001bf672"/>
    </style:style>
    <style:style style:name="P3" style:family="paragraph" style:parent-style-name="Standard">
      <style:text-properties officeooo:paragraph-rsid="002a24da"/>
    </style:style>
    <style:style style:name="T1" style:family="text">
      <style:text-properties officeooo:rsid="001b1fcf"/>
    </style:style>
    <style:style style:name="T2" style:family="text">
      <style:text-properties officeooo:rsid="001bf672"/>
    </style:style>
    <style:style style:name="T3" style:family="text">
      <style:text-properties officeooo:rsid="001cbc0e"/>
    </style:style>
    <style:style style:name="T4" style:family="text">
      <style:text-properties officeooo:rsid="001d4be5"/>
    </style:style>
    <style:style style:name="T5" style:family="text">
      <style:text-properties officeooo:rsid="001e8536"/>
    </style:style>
    <style:style style:name="T6" style:family="text">
      <style:text-properties officeooo:rsid="001f05ba"/>
    </style:style>
    <style:style style:name="T7" style:family="text">
      <style:text-properties officeooo:rsid="001fc830"/>
    </style:style>
    <style:style style:name="T8" style:family="text">
      <style:text-properties officeooo:rsid="00203004"/>
    </style:style>
    <style:style style:name="T9" style:family="text">
      <style:text-properties officeooo:rsid="0021afdb"/>
    </style:style>
    <style:style style:name="T10" style:family="text">
      <style:text-properties officeooo:rsid="0022d63b"/>
    </style:style>
    <style:style style:name="T11" style:family="text">
      <style:text-properties officeooo:rsid="0024c7f5"/>
    </style:style>
    <style:style style:name="T12" style:family="text">
      <style:text-properties officeooo:rsid="00267309"/>
    </style:style>
    <style:style style:name="T13" style:family="text">
      <style:text-properties fo:font-style="italic" officeooo:rsid="00267309" style:font-style-asian="italic" style:font-style-complex="italic"/>
    </style:style>
    <style:style style:name="T14" style:family="text">
      <style:text-properties fo:font-style="normal" officeooo:rsid="00267309" style:font-style-asian="normal" style:font-style-complex="normal"/>
    </style:style>
    <style:style style:name="T15" style:family="text">
      <style:text-properties fo:font-style="normal" officeooo:rsid="0026ac1f" style:font-style-asian="normal" style:font-style-complex="normal"/>
    </style:style>
    <style:style style:name="T16" style:family="text">
      <style:text-properties fo:font-style="normal" officeooo:rsid="00283917" style:font-style-asian="normal" style:font-style-complex="normal"/>
    </style:style>
    <style:style style:name="T17" style:family="text">
      <style:text-properties fo:font-style="normal" officeooo:rsid="0029d6d1" style:font-style-asian="normal" style:font-style-complex="normal"/>
    </style:style>
    <style:style style:name="T18" style:family="text">
      <style:text-properties fo:font-style="normal" officeooo:rsid="002a24da" style:font-style-asian="normal" style:font-style-complex="normal"/>
    </style:style>
    <style:style style:name="T19" style:family="text">
      <style:text-properties fo:font-style="normal" officeooo:rsid="002b238e" style:font-style-asian="normal" style:font-style-complex="normal"/>
    </style:style>
    <style:style style:name="T20" style:family="text">
      <style:text-properties fo:font-style="normal" officeooo:rsid="002beb77" style:font-style-asian="normal" style:font-style-complex="normal"/>
    </style:style>
    <style:style style:name="T21" style:family="text">
      <style:text-properties fo:font-style="normal" officeooo:rsid="002d1c16" style:font-style-asian="normal" style:font-style-complex="normal"/>
    </style:style>
    <style:style style:name="T22" style:family="text">
      <style:text-properties fo:font-style="normal" officeooo:rsid="002e2ce4" style:font-style-asian="normal" style:font-style-complex="normal"/>
    </style:style>
    <style:style style:name="T23" style:family="text">
      <style:text-properties fo:font-style="normal" officeooo:rsid="002ed7b9" style:font-style-asian="normal" style:font-style-complex="normal"/>
    </style:style>
    <style:style style:name="T24" style:family="text">
      <style:text-properties officeooo:rsid="0026ac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__DdeLink__1_2007060956"/>Preface</text:h>
      <text:p text:style-name="P2"/>
      <text:p text:style-name="P2"><text:span text:style-name="T1"><text:tab/>As humanity crested the twenty first century, it lost sight of its connection to the earth that birthed it. Cities began painting every square inch of its surface which could be sold off for a quick buck and quiet places to find a moment to one’s self disappeared like </text:span><text:span text:style-name="T2">commodities during a catastrophe. As sea levels rose due to a warming climate humanity pre-emptively fitted cities with floats. When the first cities rose with the sea it was proven that humanity could branch out to the rest of the surface </text:span><text:span text:style-name="T3">and i</text:span><text:span text:style-name="T2">t only took a hundred years for even the oceans to be covered with </text:span><text:span text:style-name="T3">cities.</text:span></text:p>
      <text:p text:style-name="P2"><text:tab/><text:span text:style-name="T2">This presented challenges to the ecosystem. </text:span><text:span text:style-name="T4">Sea currents powered by the sun shut down from lack of exposure. The ocean chilled and lost its dissolved gasses. Massive extinctions ensued. Humanity eventually found ways to artificially circulate currents and clone </text:span><text:span text:style-name="T5">the majority of the species which </text:span><text:span text:style-name="T6">had gone away in the process. </text:span><text:span text:style-name="T7">The political systems evolved over the years into a tight security state and knowing nothing else but constant monitoring, the populus embraced it.</text:span></text:p>
      <text:p text:style-name="P2"><text:tab/><text:span text:style-name="T8">During the second great dying, humanity </text:span><text:span text:style-name="T9">began branching out to other bodies in the solar system in an attempt to prevent humanity’s own extinction. Soon cloud cities spanned Venus’ skies from horizon to horizon. Mars was turned into a paradise when vast pockets of water ice were found deep below the surface and brought up for domed oceans, making way below for multiple cities to thrive. </text:span><text:span text:style-name="T10">The </text:span><text:span text:style-name="T11">asteroid</text:span><text:span text:style-name="T10"> belt soon followed and </text:span><text:span text:style-name="T12">those paying attention began to see an impending crisis. A fringe group </text:span><text:span text:style-name="T24">known simply as Omega </text:span><text:span text:style-name="T12">began a project toexpand humanity to the stars</text:span><text:span text:style-name="T10">.</text:span></text:p>
      <text:p text:style-name="P3"><text:tab/><text:span text:style-name="T12">At this point, the year was 2250 and over the previous two centuries extrasolar imaging had come a long way. So far, in fact, that direct images of the Alpha Centauri system revealed that not one, but </text:span><text:span text:style-name="T13">all</text:span><text:span text:style-name="T14"> of the planets had artificial structures on them and were surprisingly </text:span><text:span text:style-name="T15">hospitable for life. The only explanation that made sense was an advanced civilisation which had terraformed their whole system like humanity. All attempts at contact, however, had failed. Thus a two pronged effort was put together using what resources Omega could gather. The first foray was a ship to </text:span><text:span text:style-name="T16">make</text:span><text:span text:style-name="T15"> contact </text:span><text:span text:style-name="T16">and establish an orbital habitation infrastructure. This first vessel, named Hermes after the Greek god of travel and diplomacy, was sent out first. </text:span><text:span text:style-name="T17">Omega deduced that there were three distinct possibilities for a lack of response from an obviously advanced civilisation.</text:span></text:p>
      <text:p text:style-name="P3"><text:span text:style-name="T17"><text:tab/>The simplest </text:span><text:span text:style-name="T18">solution was that they were extinct, in which case </text:span><text:span text:style-name="T19">the follow up mission would merely be colonisation of fertile new living space. The next possibility was that they were simply scared that humanity’s attempt to reach out to them was a trap. </text:span><text:span text:style-name="T20">This would </text:span><text:span text:style-name="T19">require skilled diplomacy and a sustained presence, which the crew of Hermes would provide. </text:span><text:span text:style-name="T20">The most sinister of the options was a group of advanced hostiles not staying a response out of fear but as bait of their own. If this were the case, humanity’s doom would be near certain </text:span><text:span text:style-name="T21">without a system-wide effort to mount a defense.</text:span></text:p>
      <text:p text:style-name="P3"><text:span text:style-name="T20"><text:tab/>Regardless of the reason, Hermes was to set up a discreet presence in a loose orbit with the star system and take readings to attempt to discern which of these was the case. </text:span><text:span text:style-name="T21">On receiving this information, Omega would mount the appropriate response.</text:span></text:p>
      <text:p text:style-name="P3"><text:span text:style-name="T21"><text:tab/></text:span><text:span text:style-name="T22">Unfortunately Hermes stopped responding as it neared the Alpha Centauri system </text:span><text:span text:style-name="T23">and nobody has heard from them since. 2275 came and Omega had gotten enough investors together to mount a second mission. This time with an army and a science team. This is their story.</text:span><text:bookmark-end text:name="__DdeLink__1_200706095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3T14:48:08.973124050</meta:creation-date>
    <dc:date>2020-08-03T23:35:52.326753099</dc:date>
    <meta:editing-duration>PT1H40M37S</meta:editing-duration>
    <meta:editing-cycles>2</meta:editing-cycles>
    <meta:generator>LibreOffice/6.4.4.2$Linux_X86_64 LibreOffice_project/40$Build-2</meta:generator>
    <meta:document-statistic meta:table-count="0" meta:image-count="0" meta:object-count="0" meta:page-count="1" meta:paragraph-count="8" meta:word-count="610" meta:character-count="3611" meta:non-whitespace-character-count="3002"/>
  </office:meta>
</office:document-meta>
</file>